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pwd</text:p>
          </table:table-cell>
          <table:table-cell office:value-type="string">
            <text:p>crowdflowerkey</text:p>
          </table:table-cell>
          <table:table-cell office:value-type="string">
            <text:p>code1</text:p>
          </table:table-cell>
          <table:table-cell office:value-type="string">
            <text:p>code2</text:p>
          </table:table-cell>
        </table:table-row>
        <table:table-row table:style-name="ro1">
          <table:table-cell office:value-type="string">
            <text:p>player1</text:p>
          </table:table-cell>
          <table:table-cell office:value-type="string">
            <text:p>k8zw4AU2</text:p>
          </table:table-cell>
          <table:table-cell office:value-type="string">
            <text:p>W7Z3nhHe</text:p>
          </table:table-cell>
          <table:table-cell office:value-type="string">
            <text:p>x8r5KZMu</text:p>
          </table:table-cell>
          <table:table-cell office:value-type="string">
            <text:p>vNWtKXkU</text:p>
          </table:table-cell>
        </table:table-row>
        <table:table-row table:style-name="ro1">
          <table:table-cell office:value-type="string">
            <text:p>player2</text:p>
          </table:table-cell>
          <table:table-cell office:value-type="string">
            <text:p>43X2X3mD</text:p>
          </table:table-cell>
          <table:table-cell office:value-type="string">
            <text:p>Zeqf7YM4</text:p>
          </table:table-cell>
          <table:table-cell office:value-type="string">
            <text:p>4CYtySk7</text:p>
          </table:table-cell>
          <table:table-cell office:value-type="string">
            <text:p>PTbkaHCa</text:p>
          </table:table-cell>
        </table:table-row>
        <table:table-row table:style-name="ro1">
          <table:table-cell office:value-type="string">
            <text:p>player3</text:p>
          </table:table-cell>
          <table:table-cell office:value-type="string">
            <text:p>zS6hQC8r</text:p>
          </table:table-cell>
          <table:table-cell office:value-type="string">
            <text:p>VYvFCJhw</text:p>
          </table:table-cell>
          <table:table-cell office:value-type="string">
            <text:p>RwAMJqv2</text:p>
          </table:table-cell>
          <table:table-cell office:value-type="string">
            <text:p>vvQ3CVaV</text:p>
          </table:table-cell>
        </table:table-row>
        <table:table-row table:style-name="ro1">
          <table:table-cell office:value-type="string">
            <text:p>player4</text:p>
          </table:table-cell>
          <table:table-cell office:value-type="string">
            <text:p>Mg7Qy2n3</text:p>
          </table:table-cell>
          <table:table-cell office:value-type="string">
            <text:p>S2ttREYm</text:p>
          </table:table-cell>
          <table:table-cell office:value-type="string">
            <text:p>48mQ7XFt</text:p>
          </table:table-cell>
          <table:table-cell office:value-type="string">
            <text:p>4cX5eUrD</text:p>
          </table:table-cell>
        </table:table-row>
        <table:table-row table:style-name="ro1">
          <table:table-cell office:value-type="string">
            <text:p>player5</text:p>
          </table:table-cell>
          <table:table-cell office:value-type="string">
            <text:p>VxsdwMck</text:p>
          </table:table-cell>
          <table:table-cell office:value-type="string">
            <text:p>hmVe7tT4</text:p>
          </table:table-cell>
          <table:table-cell office:value-type="string">
            <text:p>MRk9fHSG</text:p>
          </table:table-cell>
          <table:table-cell office:value-type="string">
            <text:p>tyEq3vsc</text:p>
          </table:table-cell>
        </table:table-row>
        <table:table-row table:style-name="ro1">
          <table:table-cell office:value-type="string">
            <text:p>player6</text:p>
          </table:table-cell>
          <table:table-cell office:value-type="string">
            <text:p>SYXvxpby</text:p>
          </table:table-cell>
          <table:table-cell office:value-type="string">
            <text:p>GfcRJ8ZQ</text:p>
          </table:table-cell>
          <table:table-cell office:value-type="string">
            <text:p>8TKgdFQv</text:p>
          </table:table-cell>
          <table:table-cell office:value-type="string">
            <text:p>L3aXDcC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/4.0.2.2$Linux_X86_64 LibreOffice_project/400m0$Build-2</meta:generator>
  </office:meta>
</office:document-meta>
</file>